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6fe3" officeooo:paragraph-rsid="001d6fe3"/>
    </style:style>
    <style:style style:name="P2" style:family="paragraph" style:parent-style-name="Standard">
      <style:text-properties officeooo:rsid="001d9568" officeooo:paragraph-rsid="001d9568"/>
    </style:style>
    <style:style style:name="P3" style:family="paragraph" style:parent-style-name="Standard">
      <style:text-properties officeooo:rsid="001ed8f5" officeooo:paragraph-rsid="001ed8f5"/>
    </style:style>
    <style:style style:name="P4" style:family="paragraph" style:parent-style-name="Standard">
      <style:text-properties officeooo:rsid="001f45d1" officeooo:paragraph-rsid="001f45d1"/>
    </style:style>
    <style:style style:name="P5" style:family="paragraph" style:parent-style-name="Standard">
      <style:text-properties officeooo:rsid="0020efef" officeooo:paragraph-rsid="0020efef"/>
    </style:style>
    <style:style style:name="P6" style:family="paragraph" style:parent-style-name="Standard">
      <style:text-properties officeooo:rsid="0020efef" officeooo:paragraph-rsid="00216468"/>
    </style:style>
    <style:style style:name="P7" style:family="paragraph" style:parent-style-name="Standard">
      <style:text-properties officeooo:rsid="0020efef" officeooo:paragraph-rsid="00226c25"/>
    </style:style>
    <style:style style:name="P8" style:family="paragraph" style:parent-style-name="Standard">
      <style:text-properties officeooo:rsid="0020efef" officeooo:paragraph-rsid="00237e9d"/>
    </style:style>
    <style:style style:name="P9" style:family="paragraph" style:parent-style-name="Standard">
      <style:text-properties officeooo:rsid="00237e9d" officeooo:paragraph-rsid="00237e9d"/>
    </style:style>
    <style:style style:name="P10" style:family="paragraph" style:parent-style-name="Standard">
      <style:text-properties officeooo:rsid="00237e9d" officeooo:paragraph-rsid="00253b35"/>
    </style:style>
    <style:style style:name="P11" style:family="paragraph" style:parent-style-name="Standard">
      <style:text-properties officeooo:rsid="00253b35" officeooo:paragraph-rsid="00253b35"/>
    </style:style>
    <style:style style:name="P12" style:family="paragraph" style:parent-style-name="Standard">
      <style:text-properties officeooo:rsid="00264265" officeooo:paragraph-rsid="00264265"/>
    </style:style>
    <style:style style:name="P13" style:family="paragraph" style:parent-style-name="Standard">
      <style:text-properties officeooo:rsid="00281285" officeooo:paragraph-rsid="00281285"/>
    </style:style>
    <style:style style:name="P14" style:family="paragraph" style:parent-style-name="Standard">
      <style:text-properties officeooo:rsid="0028821e" officeooo:paragraph-rsid="0028821e"/>
    </style:style>
    <style:style style:name="P15" style:family="paragraph" style:parent-style-name="Standard">
      <style:text-properties officeooo:rsid="0029b4ad" officeooo:paragraph-rsid="0029b4ad"/>
    </style:style>
    <style:style style:name="T1" style:family="text">
      <style:text-properties officeooo:rsid="00216468"/>
    </style:style>
    <style:style style:name="T2" style:family="text">
      <style:text-properties officeooo:rsid="00226c25"/>
    </style:style>
    <style:style style:name="T3" style:family="text">
      <style:text-properties officeooo:rsid="00237e9d"/>
    </style:style>
    <style:style style:name="T4" style:family="text">
      <style:text-properties officeooo:rsid="00253b35"/>
    </style:style>
    <style:style style:name="T5" style:family="text">
      <style:text-properties officeooo:rsid="0028128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__DdeLink__3_1138217142"/>Pseudo Code for deck of cards<text:bookmark-end text:name="__DdeLink__3_1138217142"/></text:p>
      <text:p text:style-name="P1"/>
      <text:p text:style-name="P2">Card must </text:p>
      <text:p text:style-name="P2">hold rank and suit</text:p>
      <text:p text:style-name="P2">default constructor</text:p>
      <text:p text:style-name="P2"><text:tab/>get a random number for rank and suit</text:p>
      <text:p text:style-name="P2"><text:tab/>set a random card </text:p>
      <text:p text:style-name="P2">PRIMARY <text:bookmark-start text:name="__DdeLink__0_1138217142"/>constructor<text:bookmark-end text:name="__DdeLink__0_1138217142"/></text:p>
      <text:p text:style-name="P2"><text:tab/>take in a rank and suit </text:p>
      <text:p text:style-name="P2"><text:tab/>build a card</text:p>
      <text:p text:style-name="P3">convert rank and suit to a string <text:bookmark-start text:name="__DdeLink__6_1138217142"/>describing<text:bookmark-end text:name="__DdeLink__6_1138217142"/> the card</text:p>
      <text:p text:style-name="P3"/>
      <text:p text:style-name="P3">over load compare To</text:p>
      <text:p text:style-name="P3"><text:tab/>make a <text:bookmark-start text:name="__DdeLink__8_1138217142"/>comparison<text:bookmark-end text:name="__DdeLink__8_1138217142"/> on two cards</text:p>
      <text:p text:style-name="P3"><text:s text:c="8"/><text:tab/>first test the suit and return 1 if first is card is grater </text:p>
      <text:p text:style-name="P3"><text:s text:c="8"/><text:tab/>then the second and -1 for the revers</text:p>
      <text:p text:style-name="P3"><text:s text:c="8"/><text:tab/>if they are the same suit check the rank</text:p>
      <text:p text:style-name="P4"><text:tab/>if the rank is first is grater then the second same as suit</text:p>
      <text:p text:style-name="P4"><text:s text:c="12"/>if equal return 0</text:p>
      <text:p text:style-name="P4"/>
      <text:p text:style-name="P5">Group Of Cards must</text:p>
      <text:p text:style-name="P5"><text:tab/>make a template for holding cards in a group</text:p>
      <text:p text:style-name="P5"><text:tab/>track number of cards being <text:bookmark-start text:name="__DdeLink__10_1138217142"/>head<text:bookmark-end text:name="__DdeLink__10_1138217142"/> in a group</text:p>
      <text:p text:style-name="P5"><text:tab/>way to add a card to the group</text:p>
      <text:p text:style-name="P5"><text:tab/>way to remove a card from a group</text:p>
      <text:p text:style-name="P6"><text:tab/><text:span text:style-name="T1">way to get the size of the group </text:span></text:p>
      <text:p text:style-name="P7"><text:tab/><text:span text:style-name="T2">way to shuffle the group</text:span></text:p>
      <text:p text:style-name="P8"><text:tab/><text:span text:style-name="T3">way to organize the group</text:span></text:p>
      <text:p text:style-name="P8"><text:tab/><text:span text:style-name="T3">way to print out cards in a group</text:span></text:p>
      <text:p text:style-name="P8"/>
      <text:p text:style-name="P9">Deck must</text:p>
      <text:p text:style-name="P9"><text:tab/>all that group does</text:p>
      <text:p text:style-name="P9"><text:tab/>build a deck of 52 unique card</text:p>
      <text:p text:style-name="P9"><text:tab/><text:tab/>randomize order of those cards</text:p>
      <text:p text:style-name="P9"><text:tab/>get top card and remove it form deck</text:p>
      <text:p text:style-name="P9"/>
      <text:p text:style-name="P9">Hand must</text:p>
      <text:p text:style-name="P9"><text:tab/>all that group dose</text:p>
      <text:p text:style-name="P9"><text:tab/>place a card from hand and remove it </text:p>
      <text:p text:style-name="P10"><text:tab/><text:span text:style-name="T4">change the toString method for hand spasific usage </text:span></text:p>
      <text:p text:style-name="P9"><text:tab/></text:p>
      <text:p text:style-name="P9"/>
      <text:p text:style-name="P11">Test Case</text:p>
      <text:p text:style-name="P13">Deck()</text:p>
      <text:p text:style-name="P13"><text:bookmark-start text:name="__DdeLink__16_1138217142"/>Call the <text:s/><text:span text:style-name="T4">initializes </text:span>method<text:bookmark-end text:name="__DdeLink__16_1138217142"/></text:p>
      <text:p text:style-name="P11"><text:span text:style-name="T5">should make a deck </text:span>with 52 card that are randomized </text:p>
      <text:p text:style-name="P11"/>
      <text:p text:style-name="P13">Hand()</text:p>
      <text:p text:style-name="P13">Call the <text:s/><text:span text:style-name="T4">initializes </text:span>method</text:p>
      <text:p text:style-name="P13"><text:soft-page-break/>Should create a had with Owner Joe</text:p>
      <text:p text:style-name="P13">hand.addCard(deck.dealCard)</text:p>
      <text:p text:style-name="P13">Call addCard with another card</text:p>
      <text:p text:style-name="P11"><text:span text:style-name="T5">should add the card spescifyed to the group specified </text:span></text:p>
      <text:p text:style-name="P11"/>
      <text:p text:style-name="P13">deck.toString()</text:p>
      <text:p text:style-name="P13">call to string on deck </text:p>
      <text:p text:style-name="P13">should print:</text:p>
      <text:p text:style-name="P13">“Card Count: 52 cards in Deck</text:p>
      <text:p text:style-name="P13">King of Hearts</text:p>
      <text:p text:style-name="P13">nine of Hearts</text:p>
      <text:p text:style-name="P13">King of Diamond</text:p>
      <text:p text:style-name="P13">three of Diamond</text:p>
      <text:p text:style-name="P13">nine of Spades</text:p>
      <text:p text:style-name="P13">eight of Hearts</text:p>
      <text:p text:style-name="P13">...”</text:p>
      <text:p text:style-name="P14"/>
      <text:p text:style-name="P14">hand.toString()</text:p>
      <text:p text:style-name="P14">call to string on hand </text:p>
      <text:p text:style-name="P14">should print:</text:p>
      <text:p text:style-name="P15">“Joe has 26 in Hand </text:p>
      <text:p text:style-name="P15">ace of Spades</text:p>
      <text:p text:style-name="P15">four of Hearts</text:p>
      <text:p text:style-name="P15">eight of Diamond</text:p>
      <text:p text:style-name="P15">two of Hearts</text:p>
      <text:p text:style-name="P15">...”</text:p>
      <text:p text:style-name="P15"/>
      <text:p text:style-name="P15">hand.Shuffle()</text:p>
      <text:p text:style-name="P15">call Shuffle method</text:p>
      <text:p text:style-name="P15">Should randomize cards</text:p>
      <text:p text:style-name="P15"/>
      <text:p text:style-name="P15">hand.orderHand()</text:p>
      <text:p text:style-name="P15">call orderHand</text:p>
      <text:p text:style-name="P15">should organize hand</text:p>
      <text:p text:style-name="P15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6T20:07:21.507031080</meta:creation-date>
    <dc:date>2016-10-06T21:32:45.094651448</dc:date>
    <meta:editing-duration>PT1H3M56S</meta:editing-duration>
    <meta:editing-cycles>10</meta:editing-cycles>
    <meta:generator>LibreOffice/5.1.4.2$Linux_X86_64 LibreOffice_project/10m0$Build-2</meta:generator>
    <meta:document-statistic meta:table-count="0" meta:image-count="0" meta:object-count="0" meta:page-count="2" meta:paragraph-count="72" meta:word-count="332" meta:character-count="1770" meta:non-whitespace-character-count="1433"/>
  </office:meta>
</office:document-meta>
</file>